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style:font-name="Times New Roman" fo:font-size="12pt" style:font-size-asian="10.5pt" style:font-size-complex="12pt"/>
    </style:style>
    <style:style style:name="T1" style:family="text">
      <style:text-properties style:font-name="Times New Roman" fo:font-size="12pt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do apt-get install g++</text:p>
      <text:p text:style-name="P1">sudo apt-get install python</text:p>
      <text:p text:style-name="P1">sudo apt-get install libusb-1.0-0-dev</text:p>
      <text:p text:style-name="P1">sudo apt-get install freeglut3-dev</text:p>
      <text:p text:style-name="P1">sudo apt-get install doxygen</text:p>
      <text:p text:style-name="P1">sudo apt-get install graphviz</text:p>
      <text:p text:style-name="P1"/>
      <text:p text:style-name="Preformatted_20_Text"><text:span text:style-name="T1">git clone </text:span><text:a xlink:type="simple" xlink:href="https://github.com/OpenKinect/libfreenect">https://github.com/OpenKinect/libfreenect</text:a></text:p>
      <text:p text:style-name="P1">git clone <text:a xlink:type="simple" xlink:href="https://github.com/piedar/OpenNI2-FreenectDriver.git">https://github.com/piedar/OpenNI2-FreenectDriver.git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roid Sans Mono" fo:font-size="10pt" style:font-name-asian="Droid Sans Fallback1" style:font-size-asian="10pt" style:font-name-complex="Lohit Hindi2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2-17T18:17:37</dc:date>
    <meta:generator>LibreOffice/3.5$Linux_X86_64 LibreOffice_project/350m1$Build-2</meta:generator>
    <meta:editing-duration>PT2M26S</meta:editing-duration>
    <meta:editing-cycles>4</meta:editing-cycles>
    <meta:document-statistic meta:table-count="0" meta:image-count="0" meta:object-count="0" meta:page-count="1" meta:paragraph-count="8" meta:word-count="30" meta:character-count="292" meta:non-whitespace-character-count="270"/>
  </office:meta>
</office:document-meta>
</file>